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98cm"/>
    </style:style>
    <style:style style:name="co1" style:family="table-column">
      <style:table-column-properties style:column-width="2.293cm" style:use-optimal-column-width="false"/>
    </style:style>
    <style:style style:name="co2" style:family="table-column">
      <style:table-column-properties style:column-width="2.135cm" style:use-optimal-column-width="false"/>
    </style:style>
    <style:style style:name="ro1" style:family="table-row">
      <style:table-row-properties style:row-height="1.528cm"/>
    </style:style>
    <style:style style:name="ro2" style:family="table-row">
      <style:table-row-properties style:row-height="1.531cm"/>
    </style:style>
    <style:style style:name="ce1" style:family="table-cell">
      <style:text-properties style:font-name="Utopia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Utopia" fo:font-size="12pt" style:font-size-asian="12pt" style:font-size-complex="12pt"/>
    </style:style>
    <style:style style:name="P1" style:family="paragraph">
      <style:text-properties style:font-name="Utopia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  <style:text-properties style:font-name="Utopia" fo:font-size="12pt" style:font-size-asian="12pt" style:font-size-complex="12pt"/>
    </style:style>
    <style:style style:name="P3" style:family="paragraph">
      <style:paragraph-properties fo:text-align="center"/>
      <style:text-properties style:font-name="Utopia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start"/>
      <style:text-properties style:font-name="Utopia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Utopia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Utopi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Utopia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3.599cm" svg:height="10.698cm" svg:x="7.201cm" svg:y="1.7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1">dur=2</text:p>
              </table:table-cell>
              <table:table-cell>
                <text:p text:style-name="P1">dur=4</text:p>
              </table:table-cell>
              <table:table-cell>
                <text:p text:style-name="P1">dur=6</text:p>
              </table:table-cell>
              <table:table-cell>
                <text:p text:style-name="P1">dur=8</text:p>
              </table:table-cell>
              <table:table-cell>
                <text:p text:style-name="P1">dur=10</text:p>
              </table:table-cell>
            </table:table-row>
            <table:table-row table:style-name="ro1" table:default-cell-style-name="ce2">
              <table:table-cell table:style-name="ce1">
                <text:p text:style-name="P1">p=0</text:p>
              </table:table-cell>
              <table:table-cell>
                <text:p text:style-name="P2">12.7%</text:p>
              </table:table-cell>
              <table:table-cell>
                <text:p text:style-name="P2">30.9%</text:p>
              </table:table-cell>
              <table:table-cell>
                <text:p text:style-name="P2">55.5%</text:p>
              </table:table-cell>
              <table:table-cell>
                <text:p text:style-name="P2">63.6%</text:p>
              </table:table-cell>
              <table:table-cell>
                <text:p text:style-name="P2">75.5%</text:p>
              </table:table-cell>
            </table:table-row>
            <table:table-row table:style-name="ro1" table:default-cell-style-name="ce2">
              <table:table-cell table:style-name="ce1">
                <text:p text:style-name="P1">p=2</text:p>
              </table:table-cell>
              <table:table-cell>
                <text:p text:style-name="P2">44.5%</text:p>
              </table:table-cell>
              <table:table-cell>
                <text:p text:style-name="P2">63.6%</text:p>
              </table:table-cell>
              <table:table-cell>
                <text:p text:style-name="P2">80.0%</text:p>
              </table:table-cell>
              <table:table-cell>
                <text:p text:style-name="P2">89.1%</text:p>
              </table:table-cell>
              <table:table-cell>
                <text:p text:style-name="P2">93.6%</text:p>
              </table:table-cell>
            </table:table-row>
            <table:table-row table:style-name="ro1" table:default-cell-style-name="ce2">
              <table:table-cell table:style-name="ce1">
                <text:p text:style-name="P1">p=4</text:p>
              </table:table-cell>
              <table:table-cell>
                <text:p text:style-name="P2">68.2%</text:p>
              </table:table-cell>
              <table:table-cell>
                <text:p text:style-name="P2">85.5%</text:p>
              </table:table-cell>
              <table:table-cell>
                <text:p text:style-name="P2">95.5%</text:p>
              </table:table-cell>
              <table:table-cell>
                <text:p text:style-name="P2">96.4%</text:p>
              </table:table-cell>
              <table:table-cell>
                <text:p text:style-name="P2">97.3%</text:p>
              </table:table-cell>
            </table:table-row>
            <table:table-row table:style-name="ro1" table:default-cell-style-name="ce2">
              <table:table-cell table:style-name="ce1">
                <text:p text:style-name="P1">p=6</text:p>
              </table:table-cell>
              <table:table-cell>
                <text:p text:style-name="P2">77.3%</text:p>
              </table:table-cell>
              <table:table-cell>
                <text:p text:style-name="P2">90.0%</text:p>
              </table:table-cell>
              <table:table-cell>
                <text:p text:style-name="P2">95.5%</text:p>
              </table:table-cell>
              <table:table-cell>
                <text:p text:style-name="P2">93.2%</text:p>
              </table:table-cell>
              <table:table-cell>
                <text:p text:style-name="P2">97.3%</text:p>
              </table:table-cell>
            </table:table-row>
            <table:table-row table:style-name="ro1" table:default-cell-style-name="ce2">
              <table:table-cell table:style-name="ce1">
                <text:p text:style-name="P1">p=8</text:p>
              </table:table-cell>
              <table:table-cell>
                <text:p text:style-name="P2">74.5%</text:p>
              </table:table-cell>
              <table:table-cell>
                <text:p text:style-name="P2">87.3%</text:p>
              </table:table-cell>
              <table:table-cell>
                <text:p text:style-name="P2">98.2%</text:p>
              </table:table-cell>
              <table:table-cell>
                <text:p text:style-name="P2">98.2%</text:p>
              </table:table-cell>
              <table:table-cell>
                <text:p text:style-name="P2">98.2%</text:p>
              </table:table-cell>
            </table:table-row>
            <table:table-row table:style-name="ro2" table:default-cell-style-name="ce2">
              <table:table-cell table:style-name="ce1">
                <text:p text:style-name="P1">p=10</text:p>
              </table:table-cell>
              <table:table-cell>
                <text:p text:style-name="P2">64.5%</text:p>
              </table:table-cell>
              <table:table-cell>
                <text:p text:style-name="P2">77.3%</text:p>
              </table:table-cell>
              <table:table-cell>
                <text:p text:style-name="P2">77.3%</text:p>
              </table:table-cell>
              <table:table-cell>
                <text:p text:style-name="P2">77.3%</text:p>
              </table:table-cell>
              <table:table-cell>
                <text:p text:style-name="P2">77.3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22.225cm" svg:height="3.048cm" svg:x="3.286cm" svg:y="13.065cm">
          <draw:text-box>
            <text:p text:style-name="P3"><text:span text:style-name="T1">Table 3.</text:span></text:p>
            <text:p text:style-name="P4"><text:span text:style-name="T2">Recall accuracy for query signals of varying duration (dur = 2, 4, 6, 8, 10 secs) and number bit toggles (p = 0, 2, 4, 6, 8, 10). <text:s/>Bit toggles are the bit positions to consider flipping to increase lookup candidates for each frame. </text:span></text:p>
            <text:p text:style-name="P4"><text:span text:style-name="T2">(Threshold, T = 0.025)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16:32.245678308</meta:creation-date>
    <dc:date>2019-04-24T16:30:01.265013406</dc:date>
    <meta:editing-duration>PT13M29S</meta:editing-duration>
    <meta:editing-cycles>1</meta:editing-cycles>
    <meta:document-statistic meta:object-count="2"/>
    <meta:generator>LibreOffice/5.2.7.2$Linux_X86_64 LibreOffice_project/20m0$Build-2</meta:generator>
  </office:meta>
</office:document-meta>
</file>